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text-properties style:font-name="gotham" fo:font-size="10.5pt"/>
    </style:style>
    <style:style style:name="P6" style:family="paragraph" style:parent-style-name="Text_20_body" style:list-style-name="L2">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6912863562189338485" text:style-name="L1">
        <text:list-item>
          <text:p text:style-name="P4">For monthly entry</text:p>
          <text:list>
            <text:list-item>
              <text:p text:style-name="P4">get company details (mostly keep it in root scope)</text:p>
            </text:list-item>
            <text:list-item>
              <text:p text:style-name="P4">get employee using (pfNumber &amp; companyId)</text:p>
            </text:list-item>
            <text:list-item>
              <text:p text:style-name="P4">Monthly pfEntry calculation part</text:p>
              <text:list>
                <text:list-item>
                  <text:p text:style-name="P5">some fields which are in the form (monthly entry form) - use that fields for pfEntry</text:p>
                </text:list-item>
                <text:list-item>
                  <text:p text:style-name="P4">And remaining fields in the pfEntry schema should be calculated from company details and salary (like bellow)</text:p>
                  <text:list>
                    <text:list-item>
                      <text:p text:style-name="P1">Try to understand bellow logic its all calculated from company fields &amp; employee fields -----</text:p>
                    </text:list-item>
                  </text:list>
                </text:list-item>
              </text:list>
            </text:list-item>
          </text:list>
        </text:list-item>
      </text:list>
      <text:p text:style-name="P3">                                   </text:p>
      <text:p text:style-name="P3">//--- Begun calculate employee's pf</text:p>
      <text:p text:style-name="P3">  //----- Begun Check if salary limit is given</text:p>
      <text:p text:style-name="P3">  $empPfSalaryLimit = $salary;</text:p>
      <text:p text:style-name="P3">  $pensSalaryLimit = $salary;</text:p>
      <text:p text:style-name="P3">  if ($company['empPfSalaryLimit'] &gt; 0 &amp;&amp; $salary &gt; $company['empPfSalaryLimit']) {</text:p>
      <text:p text:style-name="P3"/>
      <text:p text:style-name="P3">  $empPfSalaryLimit = $company['empPfSalaryLimit'];</text:p>
      <text:p text:style-name="P3">  }</text:p>
      <text:p text:style-name="P3"/>
      <text:p text:style-name="P3">  if ($company['pensSalaryLimit'] &gt; 0 &amp;&amp; $salary &gt; $company['pensSalaryLimit']) {</text:p>
      <text:p text:style-name="P3"/>
      <text:p text:style-name="P3">  $pensSalaryLimit = $company['pensSalaryLimit'];</text:p>
      <text:p text:style-name="P3">  }</text:p>
      <text:p text:style-name="P3">  //----- End Check if salary limit is given</text:p>
      <text:p text:style-name="P3"/>
      <text:p text:style-name="P3">  $employee_pf = $empPfSalaryLimit * $company['rateOfPf'] / 100;</text:p>
      <text:p text:style-name="P3">  $employee_fp = $empPfSalaryLimit * $company['employeePens'] / 100;</text:p>
      <text:p text:style-name="P3"/>
      <text:p text:style-name="P3">  //-- ac2 calculations</text:p>
      <text:p text:style-name="P3">  $ac2 = $empPfSalaryLimit * $company['ac2'] / 100;</text:p>
      <text:p text:style-name="P3">  if ($ac2 &lt; 500) {</text:p>
      <text:p text:style-name="P3">  $ac2 = 500;</text:p>
      <text:p text:style-name="P3">  }</text:p>
      <text:p text:style-name="P3"/>
      <text:p text:style-name="P3">  //--- End calculate employee's pf</text:p>
      <text:p text:style-name="P3">  //--- Begun calculate employer's pf</text:p>
      <text:p text:style-name="P3">  $employer_fp = $pensSalaryLimit * $company['employerPens'] / 100;</text:p>
      <text:p text:style-name="P3">  $employer_pf = $employee_pf - $employer_fp;</text:p>
      <text:p text:style-name="P3"/>
      <text:p text:style-name="P3">  //-- ac20, ac22, etc calculation goes here.</text:p>
      <text:p text:style-name="P3"/>
      <text:p text:style-name="P3">  $ac21 = $pensSalaryLimit * $company['ac21'] / 100;</text:p>
      <text:p text:style-name="P3"><text:soft-page-break/>  if ($ac21 &lt; 75) {</text:p>
      <text:p text:style-name="P3">  $ac21 = 75;</text:p>
      <text:p text:style-name="P3">  }</text:p>
      <text:p text:style-name="P3"/>
      <text:p text:style-name="P3">  $ac22 = $pensSalaryLimit * $company['ac22'] / 100;</text:p>
      <text:p text:style-name="P3">  if ($ac22 &lt; 200) {</text:p>
      <text:p text:style-name="P3">  $ac22 = 200;</text:p>
      <text:p text:style-name="P3">  }</text:p>
      <text:p text:style-name="P3">  //--- End calculate employer's pf</text:p>
      <text:p text:style-name="P3"/>
      <text:p text:style-name="P3"/>
      <text:p text:style-name="Text_20_body"/>
      <text:list xml:id="list8482386383351887582" text:style-name="L2">
        <text:list-item>
          <text:p text:style-name="P6">Yearly entry is same as monthly entry but it is done for whole the year (year which will also need to keep in $rootscope)</text:p>
        </text:list-item>
        <text:list-item>
          <text:p text:style-name="P2">Note- All data calculation should be done on a single companies employees &amp; pfentries at a time, when we change company then calculation should be done for changed company so better keep company in rootscope and change it when we select company to do work on that compan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22:32:39.676678787</meta:creation-date>
    <dc:date>2017-03-30T22:33:35.676128940</dc:date>
    <meta:editing-duration>PT1M6S</meta:editing-duration>
    <meta:editing-cycles>1</meta:editing-cycles>
    <meta:document-statistic meta:table-count="0" meta:image-count="0" meta:object-count="0" meta:page-count="2" meta:paragraph-count="42" meta:word-count="303" meta:character-count="2005" meta:non-whitespace-character-count="1655"/>
    <meta:generator>LibreOffice/5.1.6.2$Linux_X86_64 LibreOffice_project/10m0$Build-2</meta:generator>
  </office:meta>
</office:document-meta>
</file>